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3E898FFDA028AE7E3A8.png" manifest:media-type="image/png"/>
  <manifest:file-entry manifest:full-path="Pictures/1000000100000B4000000654A9E3AE7720DB498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4.144cm" fo:min-width="3.89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a194d" draw:textarea-horizontal-align="justify" draw:textarea-vertical-align="middle" draw:auto-grow-height="false" fo:min-height="1.833cm" fo:min-width="3.8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1cm" fo:min-width="12.228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366cm" fo:min-width="8.288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  <style:text-properties style:font-name="arial" fo:font-size="25pt" fo:font-weight="bold" style:font-size-asian="25pt" style:font-weight-asian="bold" style:font-size-complex="25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style:font-name="Lato1" fo:font-size="25pt" style:font-size-asian="25pt" style:font-size-complex="25pt"/>
    </style:style>
    <style:style style:name="P4" style:family="paragraph">
      <loext:graphic-properties draw:fill="solid" draw:fill-color="#1a194d"/>
      <style:paragraph-properties fo:text-align="center" style:writing-mode="lr-tb"/>
      <style:text-properties style:font-name="Lato1" fo:font-size="25pt" style:font-size-asian="25pt" style:font-size-complex="25pt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Lato1" fo:font-size="50pt" style:font-size-asian="50pt" style:font-size-complex="50pt"/>
    </style:style>
    <style:style style:name="P6" style:family="paragraph">
      <style:paragraph-properties fo:text-align="center" style:writing-mode="lr-tb"/>
      <style:text-properties style:font-name="arial" fo:font-size="25pt" fo:font-weight="bold" style:font-size-asian="25pt" style:font-weight-asian="bold" style:font-size-complex="25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o1" fo:font-size="25pt" style:font-size-asian="25pt" style:font-size-complex="25pt"/>
    </style:style>
    <style:style style:name="T2" style:family="text">
      <style:text-properties fo:color="#ffffff" loext:opacity="100%" style:font-name="Lato1" fo:font-size="50pt" style:font-size-asian="50pt" style:font-size-complex="50pt"/>
    </style:style>
    <style:style style:name="T3" style:family="text">
      <style:text-properties style:font-name="Lato1"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94cm" svg:height="4.394cm" svg:x="2.15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81cm" svg:height="3.81cm" svg:x="2.438cm" svg:y="0.279cm">
          <draw:image xlink:href="Pictures/10000001000003E8000003E898FFDA028AE7E3A8.png" xlink:type="simple" xlink:show="embed" xlink:actuate="onLoad" draw:mime-type="image/png">
            <text:p/>
          </draw:image>
        </draw:frame>
        <draw:custom-shape draw:style-name="gr3" draw:text-style-name="P4" draw:layer="layout" svg:width="4.369cm" svg:height="2.083cm" svg:x="6.553cm" svg:y="4.445cm">
          <text:p text:style-name="P3"><text:span text:style-name="T1">FS12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3.223cm" svg:height="3.781cm" svg:x="1.905cm" svg:y="7.62cm">
          <draw:text-box>
            <text:p><text:span text:style-name="T2">Week 02</text:span></text:p>
            <text:p><text:span text:style-name="T2">Python Basics II </text:span></text:p>
          </draw:text-box>
        </draw:frame>
        <draw:custom-shape draw:style-name="gr5" draw:text-style-name="P1" draw:layer="layout" svg:width="8.788cm" svg:height="2.616cm" svg:x="10.897cm" svg:y="13.132cm">
          <text:p text:style-name="P6"><text:span text:style-name="T3">Mikhail Masyagin</text:span></text:p>
          <text:p text:style-name="P6"><text:span text:style-name="T3">Daniil Devyatki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2" draw:text-style-name="P2" draw:layer="layout" svg:width="1.905cm" svg:height="1.905cm" svg:x="25.527cm" svg:y="13.335cm">
          <draw:image xlink:href="Pictures/10000001000003E8000003E898FFDA028AE7E3A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de8cb" draw:end-color="#b4c7dc" draw:start-intensity="100%" draw:end-intensity="100%" draw:angle="0deg" draw:border="23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B4000000654A9E3AE7720DB4983.png" xlink:type="simple" xlink:show="embed" xlink:actuate="onLoad"/>
    <draw:fill-image draw:name="Bitmap_20_2" draw:display-name="Bitmap 2" xlink:href="Pictures/1000000100000B4000000654A9E3AE7720DB4983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Gradient_20_1" draw:gradient-step-count="6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9T12:48:34.966444360</meta:creation-date>
    <dc:date>2023-09-10T20:45:04.561264004</dc:date>
    <meta:editing-duration>PT11M55S</meta:editing-duration>
    <meta:editing-cycles>4</meta:editing-cycles>
    <meta:generator>LibreOffice/7.3.7.2$Linux_X86_64 LibreOffice_project/30$Build-2</meta:generator>
    <meta:document-statistic meta:object-count="31"/>
  </office:meta>
</office:document-meta>
</file>